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Consolas" svg:font-family="Consolas, 'courier new'"/>
    <style:font-face style:name="Oswald" svg:font-family="Oswald, sans-serif"/>
    <style:font-face style:name="Roboto" svg:font-family="Roboto, 'Helvetica Neue', Helvetica, Helvetica, Arial, sans-serif"/>
    <style:font-face style:name="Verdana" svg:font-family="Verdana, 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style:use-window-font-color="true" style:font-name="Sans-serif" fo:font-size="13pt" officeooo:paragraph-rsid="000a5d49" style:font-size-asian="13pt" style:font-size-complex="13pt"/>
    </style:style>
    <style:style style:name="P2" style:family="paragraph" style:parent-style-name="Standard">
      <style:text-properties style:use-window-font-color="true" style:font-name="Sans-serif" fo:font-size="13pt" officeooo:paragraph-rsid="000a5d49" style:font-size-asian="13pt" style:font-size-complex="13pt"/>
    </style:style>
    <style:style style:name="P3" style:family="paragraph" style:parent-style-name="Standard">
      <style:text-properties style:use-window-font-color="true" style:font-name="Sans-serif" fo:font-size="13pt" fo:font-weight="normal" officeooo:paragraph-rsid="0005f946" style:font-size-asian="13pt" style:font-weight-asian="normal" style:font-size-complex="13pt" style:font-weight-complex="normal"/>
    </style:style>
    <style:style style:name="P4" style:family="paragraph" style:parent-style-name="Standard">
      <style:text-properties style:use-window-font-color="true" style:font-name="Sans-serif" fo:font-size="13pt" style:text-underline-style="none" officeooo:rsid="000a5d49" officeooo:paragraph-rsid="000a5d49" style:font-size-asian="13pt" style:font-size-complex="13pt"/>
    </style:style>
    <style:style style:name="P5" style:family="paragraph" style:parent-style-name="Standard">
      <style:text-properties style:use-window-font-color="true" style:font-name="Sans-serif" fo:font-size="13pt" style:text-underline-style="none" officeooo:rsid="000a5d49" officeooo:paragraph-rsid="000be9ff" style:font-size-asian="13pt" style:font-size-complex="13pt"/>
    </style:style>
    <style:style style:name="P6" style:family="paragraph" style:parent-style-name="Standard">
      <style:text-properties style:use-window-font-color="true" style:font-name="Sans-serif" fo:font-size="13pt" style:text-underline-style="none" officeooo:rsid="000daae8" officeooo:paragraph-rsid="000daae8" style:font-size-asian="13pt" style:font-size-complex="13pt"/>
    </style:style>
    <style:style style:name="P7" style:family="paragraph" style:parent-style-name="Standard">
      <style:text-properties style:use-window-font-color="true" style:font-name="Sans-serif" fo:font-size="13pt" style:text-underline-style="none" officeooo:rsid="000daae8" officeooo:paragraph-rsid="000ed02e" style:font-size-asian="13pt" style:font-size-complex="13pt"/>
    </style:style>
    <style:style style:name="P8" style:family="paragraph" style:parent-style-name="Standard">
      <style:text-properties style:use-window-font-color="true" style:font-name="Sans-serif" fo:font-size="13pt" style:text-underline-style="none" officeooo:rsid="000daae8" officeooo:paragraph-rsid="0010df62" style:font-size-asian="13pt" style:font-size-complex="13pt"/>
    </style:style>
    <style:style style:name="P9" style:family="paragraph" style:parent-style-name="Standard">
      <style:text-properties style:use-window-font-color="true" style:font-name="Sans-serif" fo:font-size="13pt" style:text-underline-style="none" officeooo:rsid="000daae8" officeooo:paragraph-rsid="00142c33" style:font-size-asian="13pt" style:font-size-complex="13pt"/>
    </style:style>
    <style:style style:name="P10" style:family="paragraph" style:parent-style-name="Standard">
      <style:text-properties style:use-window-font-color="true" style:font-name="Sans-serif" fo:font-size="13pt" style:text-underline-style="none" officeooo:rsid="000ed02e" officeooo:paragraph-rsid="000ed02e" style:font-size-asian="13pt" style:font-size-complex="13pt"/>
    </style:style>
    <style:style style:name="P11" style:family="paragraph" style:parent-style-name="Standard">
      <style:text-properties style:use-window-font-color="true" style:font-name="Sans-serif" fo:font-size="13pt" style:text-underline-style="none" officeooo:rsid="000f752c" officeooo:paragraph-rsid="000f752c" style:font-size-asian="13pt" style:font-size-complex="13pt"/>
    </style:style>
    <style:style style:name="P12" style:family="paragraph" style:parent-style-name="Standard">
      <style:text-properties style:use-window-font-color="true" style:font-name="Sans-serif" fo:font-size="13pt" style:text-underline-style="none" fo:font-weight="bold" officeooo:rsid="000daae8" officeooo:paragraph-rsid="00142c33" style:font-size-asian="13pt" style:font-size-complex="13pt"/>
    </style:style>
    <style:style style:name="P13" style:family="paragraph" style:parent-style-name="Standard">
      <style:text-properties style:use-window-font-color="true" style:font-name="Sans-serif" fo:font-size="13pt" style:text-underline-style="none" fo:font-weight="bold" officeooo:rsid="00142c33" officeooo:paragraph-rsid="00142c33" style:font-size-asian="13pt" style:font-size-complex="13pt"/>
    </style:style>
    <style:style style:name="P14" style:family="paragraph" style:parent-style-name="Standard">
      <style:text-properties style:use-window-font-color="true" style:font-name="Sans-serif" fo:font-size="13pt" officeooo:paragraph-rsid="000ed02e"/>
    </style:style>
    <style:style style:name="P15" style:family="paragraph" style:parent-style-name="Standard">
      <style:text-properties style:use-window-font-color="true" style:font-name="Sans-serif" fo:font-size="13pt" fo:font-weight="bold" officeooo:paragraph-rsid="0010df62" style:font-size-asian="13pt" style:font-weight-asian="bold" style:font-size-complex="13pt" style:font-weight-complex="bold"/>
    </style:style>
    <style:style style:name="P16" style:family="paragraph" style:parent-style-name="Standard">
      <style:text-properties style:use-window-font-color="true" style:font-name="Sans-serif" fo:font-size="14pt" fo:font-weight="bold" officeooo:paragraph-rsid="0010df62" style:font-size-asian="14pt" style:font-weight-asian="bold" style:font-size-complex="14pt" style:font-weight-complex="bold"/>
    </style:style>
    <style:style style:name="P17" style:family="paragraph" style:parent-style-name="Standard">
      <style:text-properties style:use-window-font-color="true" style:font-name="Sans-serif" fo:font-size="14pt" fo:font-weight="bold" officeooo:paragraph-rsid="0013bcf0"/>
    </style:style>
    <style:style style:name="P18" style:family="paragraph" style:parent-style-name="Standard">
      <style:text-properties style:use-window-font-color="true" style:font-name="Sans-serif" fo:font-size="14pt" fo:font-weight="bold" officeooo:rsid="0013bcf0" officeooo:paragraph-rsid="0013bcf0"/>
    </style:style>
    <style:style style:name="P19" style:family="paragraph" style:parent-style-name="Standard">
      <style:text-properties style:use-window-font-color="true" style:font-name="Sans-serif" fo:font-size="14pt" fo:font-weight="bold" officeooo:rsid="0013bcf0" officeooo:paragraph-rsid="00142c33"/>
    </style:style>
    <style:style style:name="P20" style:family="paragraph" style:parent-style-name="Standard">
      <style:text-properties style:use-window-font-color="true" style:font-name="Sans-serif" fo:font-size="14pt" fo:font-weight="bold" officeooo:rsid="00142c33" officeooo:paragraph-rsid="00142c33"/>
    </style:style>
    <style:style style:name="P21" style:family="paragraph" style:parent-style-name="Standard">
      <style:text-properties style:use-window-font-color="true" style:font-name="Sans-serif" fo:font-size="14pt" fo:font-weight="normal" officeooo:paragraph-rsid="0010df62" style:font-size-asian="14pt" style:font-weight-asian="normal" style:font-size-complex="14pt" style:font-weight-complex="normal"/>
    </style:style>
    <style:style style:name="P22" style:family="paragraph" style:parent-style-name="Standard">
      <style:text-properties style:use-window-font-color="true" style:font-name="Sans-serif" fo:font-size="14pt" fo:font-weight="normal" officeooo:paragraph-rsid="0013bcf0" style:font-weight-asian="normal" style:font-weight-complex="normal"/>
    </style:style>
    <style:style style:name="P23" style:family="paragraph" style:parent-style-name="Standard">
      <style:text-properties style:use-window-font-color="true" style:font-name="Sans-serif" officeooo:paragraph-rsid="000f752c"/>
    </style:style>
    <style:style style:name="P24" style:family="paragraph" style:parent-style-name="Standard">
      <style:text-properties style:use-window-font-color="true" style:font-name="Sans-serif" fo:font-size="15pt" fo:font-weight="bold" officeooo:paragraph-rsid="000f752c" style:font-size-asian="15pt" style:font-weight-asian="bold" style:font-size-complex="15pt" style:font-weight-complex="bold"/>
    </style:style>
    <style:style style:name="P25" style:family="paragraph" style:parent-style-name="Standard">
      <style:text-properties fo:font-variant="normal" fo:text-transform="none" fo:color="#222222" style:font-name="Sans-serif" fo:font-size="12pt" fo:letter-spacing="normal" fo:font-style="normal" style:text-underline-style="none" fo:font-weight="bold" officeooo:rsid="000a5d49" officeooo:paragraph-rsid="000be9ff" style:font-size-asian="13pt" style:font-weight-asian="bold" style:font-size-complex="13pt" style:font-weight-complex="bold"/>
    </style:style>
    <style:style style:name="P26" style:family="paragraph" style:parent-style-name="Standard">
      <style:text-properties fo:font-variant="normal" fo:text-transform="none" fo:color="#222222" style:font-name="Sans-serif" fo:font-size="15pt" fo:letter-spacing="normal" fo:font-style="normal" fo:font-weight="bold" officeooo:paragraph-rsid="000f752c" style:font-size-asian="15pt" style:font-weight-asian="bold" style:font-size-complex="15pt" style:font-weight-complex="bold"/>
    </style:style>
    <style:style style:name="P27" style:family="paragraph" style:parent-style-name="Standard">
      <style:text-properties style:font-name="Sans-serif"/>
    </style:style>
    <style:style style:name="P28" style:family="paragraph" style:parent-style-name="Standard">
      <style:text-properties style:font-name="Sans-serif" fo:font-size="13pt" officeooo:paragraph-rsid="0005f946" style:font-size-asian="13pt" style:font-size-complex="13pt"/>
    </style:style>
    <style:style style:name="P29" style:family="paragraph" style:parent-style-name="Standard">
      <style:text-properties style:font-name="Sans-serif" fo:font-size="13pt" officeooo:paragraph-rsid="0010df62" style:font-size-asian="13pt" style:font-size-complex="13pt"/>
    </style:style>
    <style:style style:name="P30" style:family="paragraph" style:parent-style-name="Standard">
      <style:text-properties style:font-name="Sans-serif" fo:font-size="13pt" officeooo:rsid="000d65ce" officeooo:paragraph-rsid="000d65ce" style:font-size-asian="13pt" style:font-size-complex="13pt"/>
    </style:style>
    <style:style style:name="P31" style:family="paragraph" style:parent-style-name="Standard">
      <style:text-properties style:font-name="Sans-serif" fo:font-size="13pt" officeooo:paragraph-rsid="0013bcf0" style:font-size-asian="13pt" style:font-size-complex="13pt"/>
    </style:style>
    <style:style style:name="P32" style:family="paragraph" style:parent-style-name="Standard">
      <style:text-properties style:font-name="Sans-serif" fo:font-size="13pt" officeooo:paragraph-rsid="00142c33" style:font-size-asian="13pt" style:font-size-complex="13pt"/>
    </style:style>
    <style:style style:name="P33" style:family="paragraph" style:parent-style-name="Standard">
      <style:text-properties style:font-name="Sans-serif" fo:font-size="13pt" fo:font-weight="normal" officeooo:rsid="000d65ce" officeooo:paragraph-rsid="000d65ce" style:font-size-asian="13pt" style:font-weight-asian="normal" style:font-size-complex="13pt" style:font-weight-complex="normal"/>
    </style:style>
    <style:style style:name="P34" style:family="paragraph" style:parent-style-name="Standard">
      <style:text-properties style:font-name="Sans-serif" officeooo:paragraph-rsid="000d65ce"/>
    </style:style>
    <style:style style:name="P35" style:family="paragraph" style:parent-style-name="Standard">
      <style:text-properties style:font-name="Sans-serif" officeooo:paragraph-rsid="0010df62"/>
    </style:style>
    <style:style style:name="P36" style:family="paragraph" style:parent-style-name="Standard">
      <style:text-properties style:font-name="Sans-serif" officeooo:paragraph-rsid="0013bcf0"/>
    </style:style>
    <style:style style:name="P37" style:family="paragraph" style:parent-style-name="Standard">
      <style:text-properties style:font-name="Sans-serif" officeooo:paragraph-rsid="00142c33"/>
    </style:style>
    <style:style style:name="P38" style:family="paragraph" style:parent-style-name="Standard">
      <style:paragraph-properties fo:margin-left="0cm" fo:margin-right="0cm" fo:orphans="2" fo:widows="2" fo:text-indent="0cm" style:auto-text-indent="false"/>
      <style:text-properties fo:font-variant="normal" fo:text-transform="none" fo:color="#222222" style:font-name="Sans-serif" fo:letter-spacing="normal" fo:font-weight="bold" style:font-weight-asian="bold" style:font-weight-complex="bold"/>
    </style:style>
    <style:style style:name="P39" style:family="paragraph" style:parent-style-name="Standard">
      <style:paragraph-properties fo:margin-left="0cm" fo:margin-right="0cm" fo:orphans="2" fo:widows="2" fo:text-indent="0cm" style:auto-text-indent="false"/>
      <style:text-properties fo:font-variant="normal" fo:text-transform="none" fo:color="#222222" style:font-name="Sans-serif" fo:letter-spacing="normal" fo:font-weight="bold" officeooo:rsid="000d65ce" officeooo:paragraph-rsid="000d65ce" style:font-weight-asian="bold" style:font-weight-complex="bold"/>
    </style:style>
    <style:style style:name="P40" style:family="paragraph" style:parent-style-name="Standard">
      <style:paragraph-properties fo:margin-left="0cm" fo:margin-right="0cm" fo:orphans="2" fo:widows="2" fo:text-indent="0cm" style:auto-text-indent="false"/>
      <style:text-properties fo:font-variant="normal" fo:text-transform="none" fo:color="#222222" style:font-name="Sans-serif" fo:letter-spacing="normal" fo:font-weight="normal" officeooo:rsid="000d65ce" officeooo:paragraph-rsid="000d65ce" style:font-weight-asian="normal" style:font-weight-complex="normal"/>
    </style:style>
    <style:style style:name="P41" style:family="paragraph" style:parent-style-name="Standard">
      <style:paragraph-properties fo:margin-left="0cm" fo:margin-right="0cm" fo:orphans="2" fo:widows="2" fo:text-indent="0cm" style:auto-text-indent="false"/>
      <style:text-properties fo:font-variant="normal" fo:text-transform="none" fo:color="#222222" style:font-name="Sans-serif" fo:font-size="15pt" fo:letter-spacing="normal" fo:font-weight="bold" style:font-size-asian="15pt" style:font-weight-asian="bold" style:font-size-complex="15pt" style:font-weight-complex="bold"/>
    </style:style>
    <style:style style:name="P42" style:family="paragraph" style:parent-style-name="Text_20_body">
      <style:text-properties fo:font-variant="normal" fo:text-transform="none" style:use-window-font-color="true" style:font-name="Sans-serif" fo:font-size="13pt" fo:letter-spacing="normal" fo:font-style="normal" style:text-underline-style="none" fo:font-weight="bold" officeooo:rsid="000a5d49" officeooo:paragraph-rsid="000a5d49" style:font-size-asian="13pt" style:font-weight-asian="bold" style:font-size-complex="13pt" style:font-weight-complex="bold"/>
    </style:style>
    <style:style style:name="P43" style:family="paragraph" style:parent-style-name="Text_20_body">
      <style:text-properties fo:font-variant="normal" fo:text-transform="none" fo:color="#222222" style:font-name="Sans-serif" fo:font-size="13pt" fo:letter-spacing="normal" fo:font-style="normal" fo:font-weight="bold" officeooo:paragraph-rsid="0005f946" style:font-size-asian="13pt" style:font-size-complex="13pt"/>
    </style:style>
    <style:style style:name="P44" style:family="paragraph" style:parent-style-name="Text_20_body">
      <style:text-properties fo:font-variant="normal" fo:text-transform="none" fo:color="#222222" style:font-name="Sans-serif" fo:font-size="13pt" fo:letter-spacing="normal" fo:font-style="normal" fo:font-weight="bold" officeooo:rsid="0008121f" officeooo:paragraph-rsid="0008121f" style:font-size-asian="13pt" style:font-size-complex="13pt"/>
    </style:style>
    <style:style style:name="P45" style:family="paragraph" style:parent-style-name="Text_20_body">
      <style:text-properties fo:font-variant="normal" fo:text-transform="none" fo:color="#222222" style:font-name="Sans-serif" fo:font-size="13pt" fo:letter-spacing="normal" fo:font-style="normal" fo:font-weight="bold" officeooo:rsid="00099030" officeooo:paragraph-rsid="00099030" style:font-size-asian="13pt" style:font-size-complex="13pt"/>
    </style:style>
    <style:style style:name="P46" style:family="paragraph" style:parent-style-name="Text_20_body">
      <style:text-properties fo:font-variant="normal" fo:text-transform="none" fo:color="#222222" style:font-name="Sans-serif" fo:font-size="13pt" fo:letter-spacing="normal" fo:font-style="normal" fo:font-weight="bold" officeooo:rsid="0008121f" officeooo:paragraph-rsid="0008121f" style:font-size-asian="13pt" style:font-weight-asian="bold" style:font-size-complex="13pt" style:font-weight-complex="bold"/>
    </style:style>
    <style:style style:name="P47" style:family="paragraph" style:parent-style-name="Text_20_body">
      <style:text-properties fo:font-variant="normal" fo:text-transform="none" fo:color="#000000" style:font-name="Sans-serif" fo:font-size="13pt" fo:letter-spacing="normal" fo:font-style="normal" fo:font-weight="normal" officeooo:rsid="0008121f" officeooo:paragraph-rsid="0008121f" style:font-size-asian="13pt" style:font-size-complex="13pt"/>
    </style:style>
    <style:style style:name="P48" style:family="paragraph" style:parent-style-name="Text_20_body">
      <style:text-properties style:font-name="Sans-serif" fo:font-size="13pt" style:font-size-asian="13pt" style:font-size-complex="13pt"/>
    </style:style>
    <style:style style:name="P49" style:family="paragraph" style:parent-style-name="Text_20_body">
      <style:text-properties style:font-name="Sans-serif" fo:font-size="13pt" officeooo:paragraph-rsid="000a5d49" style:font-size-asian="13pt" style:font-size-complex="13pt"/>
    </style:style>
    <style:style style:name="P50" style:family="paragraph" style:parent-style-name="Text_20_body">
      <style:text-properties style:font-name="Sans-serif" fo:font-size="13pt" fo:font-weight="normal" officeooo:paragraph-rsid="0005f946" style:font-size-asian="13pt" style:font-weight-asian="normal" style:font-size-complex="13pt" style:font-weight-complex="normal"/>
    </style:style>
    <style:style style:name="P51" style:family="paragraph" style:parent-style-name="Text_20_body">
      <style:text-properties style:font-name="Sans-serif" officeooo:paragraph-rsid="000a5d49"/>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3pt" fo:letter-spacing="normal" fo:font-style="normal" fo:font-weight="normal" style:font-size-asian="13pt" style:font-size-complex="13pt"/>
    </style:style>
    <style:style style:name="P53" style:family="paragraph" style:parent-style-name="Heading_20_3" style:list-style-name="L1">
      <style:text-properties fo:font-variant="normal" fo:text-transform="none" style:use-window-font-color="true" style:font-name="Sans-serif" fo:font-size="13pt" fo:font-style="normal" fo:font-weight="normal" officeooo:paragraph-rsid="0005f946" style:font-size-asian="13pt" style:font-weight-asian="normal" style:font-size-complex="13pt" style:font-weight-complex="normal"/>
    </style:style>
    <style:style style:name="T1" style:family="text">
      <style:text-properties officeooo:rsid="0005f946" fo:background-color="transparent" loext:char-shading-value="0"/>
    </style:style>
    <style:style style:name="T2" style:family="text">
      <style:text-properties fo:font-weight="bold" officeooo:rsid="0005f946" fo:background-color="transparent" loext:char-shading-value="0"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5f946" style:font-weight-asian="bold" style:font-weight-complex="bold"/>
    </style:style>
    <style:style style:name="T5" style:family="text">
      <style:text-properties fo:font-weight="bold" officeooo:rsid="000a5d49" style:font-weight-asian="bold" style:font-weight-complex="bold"/>
    </style:style>
    <style:style style:name="T6" style:family="text">
      <style:text-properties fo:font-weight="bold" officeooo:rsid="000be9ff" style:font-weight-asian="bold" style:font-weight-complex="bold"/>
    </style:style>
    <style:style style:name="T7" style:family="text">
      <style:text-properties style:use-window-font-color="true" fo:font-weight="normal" style:font-weight-asian="normal" style:font-weight-complex="normal"/>
    </style:style>
    <style:style style:name="T8" style:family="text">
      <style:text-properties style:use-window-font-color="true" loext:padding="0cm" loext:border="none"/>
    </style:style>
    <style:style style:name="T9" style:family="text">
      <style:text-properties fo:font-variant="normal" fo:text-transform="none" style:use-window-font-color="true" fo:font-style="normal" officeooo:rsid="0005f946" fo:background-color="transparent" loext:char-shading-value="0"/>
    </style:style>
    <style:style style:name="T10" style:family="text">
      <style:text-properties fo:font-variant="normal" fo:text-transform="none" style:use-window-font-color="true" style:text-line-through-style="none" style:text-line-through-type="none" fo:font-size="13pt" fo:letter-spacing="normal" fo:font-style="normal" style:text-underline-style="none" fo:font-weight="normal" officeooo:rsid="0008121f" style:text-blinking="false" style:font-size-asian="13pt" style:font-size-complex="13pt" loext:padding="0cm" loext:border="none"/>
    </style:style>
    <style:style style:name="T11" style:family="text">
      <style:text-properties fo:font-variant="normal" fo:text-transform="none" style:use-window-font-color="true" fo:font-size="13pt" fo:letter-spacing="normal" fo:font-style="normal" fo:font-weight="normal" officeooo:rsid="0008121f" style:font-size-asian="13pt" style:font-size-complex="13pt"/>
    </style:style>
    <style:style style:name="T12" style:family="text">
      <style:text-properties fo:font-variant="normal" fo:text-transform="none" style:use-window-font-color="true" fo:font-size="12pt" fo:letter-spacing="normal" fo:font-style="normal" style:text-underline-style="none" fo:font-weight="normal" officeooo:rsid="00142c33" style:font-size-asian="13pt" style:font-weight-asian="normal" style:font-size-complex="13pt" style:font-weight-complex="normal"/>
    </style:style>
    <style:style style:name="T13" style:family="text">
      <style:text-properties fo:font-variant="normal" fo:text-transform="none" style:use-window-font-color="true" fo:font-size="12pt" fo:letter-spacing="normal" fo:font-style="normal" fo:font-weight="normal" style:font-weight-asian="normal" style:font-weight-complex="normal"/>
    </style:style>
    <style:style style:name="T14" style:family="text">
      <style:text-properties fo:font-variant="normal" fo:text-transform="none" style:use-window-font-color="true" fo:font-size="12pt" fo:letter-spacing="normal" fo:font-style="normal" fo:font-weight="normal" officeooo:rsid="00142c33" style:font-weight-asian="normal" style:font-weight-complex="normal"/>
    </style:style>
    <style:style style:name="T15" style:family="text">
      <style:text-properties fo:font-variant="normal" fo:text-transform="none" fo:color="#222222" style:font-name="Arial" fo:font-size="12pt" fo:letter-spacing="normal" fo:font-style="normal" fo:font-weight="bold" officeooo:rsid="000d65ce" style:font-weight-asian="bold" style:font-weight-complex="bold"/>
    </style:style>
    <style:style style:name="T16" style:family="text">
      <style:text-properties fo:font-variant="normal" fo:text-transform="none" fo:color="#222222" fo:letter-spacing="normal" fo:font-style="normal"/>
    </style:style>
    <style:style style:name="T17" style:family="text">
      <style:text-properties fo:font-variant="normal" fo:text-transform="none" fo:color="#222222" fo:letter-spacing="normal" fo:font-style="normal" fo:font-weight="bold" officeooo:rsid="0008121f" style:font-weight-asian="bold" style:font-weight-complex="bold" loext:padding="0cm" loext:border="none"/>
    </style:style>
    <style:style style:name="T18" style:family="text">
      <style:text-properties fo:font-variant="normal" fo:text-transform="none" fo:color="#222222" fo:letter-spacing="normal" fo:font-style="normal" fo:font-weight="normal" style:font-weight-asian="normal" style:font-weight-complex="normal"/>
    </style:style>
    <style:style style:name="T19" style:family="text">
      <style:text-properties fo:font-variant="normal" fo:text-transform="none" fo:color="#222222" fo:letter-spacing="normal" fo:font-style="normal" fo:font-weight="normal" officeooo:rsid="00120d2c" style:font-weight-asian="normal" style:font-weight-complex="normal"/>
    </style:style>
    <style:style style:name="T20" style:family="text">
      <style:text-properties fo:font-variant="normal" fo:text-transform="none" fo:color="#222222" fo:letter-spacing="normal" fo:font-style="normal" officeooo:rsid="0013bcf0" style:font-size-asian="14pt" style:font-size-complex="14pt"/>
    </style:style>
    <style:style style:name="T21" style:family="text">
      <style:text-properties fo:font-variant="normal" fo:text-transform="none" fo:color="#222222" fo:font-size="12pt" fo:letter-spacing="normal" fo:font-style="normal"/>
    </style:style>
    <style:style style:name="T22" style:family="text">
      <style:text-properties fo:font-variant="normal" fo:text-transform="none" fo:color="#222222" fo:font-size="12pt" fo:letter-spacing="normal" fo:font-style="normal" style:font-weight-asian="bold" style:font-weight-complex="bold"/>
    </style:style>
    <style:style style:name="T23" style:family="text">
      <style:text-properties fo:font-variant="normal" fo:text-transform="none" fo:color="#222222" fo:font-size="12pt" fo:letter-spacing="normal" fo:font-style="normal" style:text-underline-style="none" fo:font-weight="normal" style:font-size-asian="13pt" style:font-weight-asian="bold" style:font-size-complex="13pt" style:font-weight-complex="bold"/>
    </style:style>
    <style:style style:name="T24" style:family="text">
      <style:text-properties fo:font-variant="normal" fo:text-transform="none" fo:color="#222222" fo:font-size="12pt" fo:letter-spacing="normal" fo:font-style="normal" style:text-underline-style="none" fo:font-weight="normal" officeooo:rsid="000daae8" style:font-size-asian="13pt" style:font-weight-asian="bold" style:font-size-complex="13pt" style:font-weight-complex="bold"/>
    </style:style>
    <style:style style:name="T25" style:family="text">
      <style:text-properties fo:font-variant="normal" fo:text-transform="none" fo:color="#222222" fo:font-size="12pt" fo:letter-spacing="normal" fo:font-style="normal" style:text-underline-style="none" fo:font-weight="normal" officeooo:rsid="00142c33" style:font-size-asian="13pt" style:font-weight-asian="normal" style:font-size-complex="13pt" style:font-weight-complex="normal"/>
    </style:style>
    <style:style style:name="T26" style:family="text">
      <style:text-properties fo:font-variant="normal" fo:text-transform="none" fo:color="#222222" fo:font-size="12pt" fo:letter-spacing="normal" fo:font-style="normal" fo:font-weight="normal" style:font-weight-asian="normal" style:font-weight-complex="normal"/>
    </style:style>
    <style:style style:name="T27" style:family="text">
      <style:text-properties fo:font-variant="normal" fo:text-transform="none" fo:color="#222222" fo:font-size="12pt" fo:letter-spacing="normal" fo:font-style="normal" fo:font-weight="normal" officeooo:rsid="000d65ce" style:font-weight-asian="normal" style:font-weight-complex="normal"/>
    </style:style>
    <style:style style:name="T28" style:family="text">
      <style:text-properties fo:font-variant="normal" fo:text-transform="none" fo:color="#222222" fo:font-size="12pt" fo:letter-spacing="normal" fo:font-style="normal" fo:font-weight="normal" officeooo:rsid="00142c33" style:font-weight-asian="normal" style:font-weight-complex="normal"/>
    </style:style>
    <style:style style:name="T29" style:family="text">
      <style:text-properties fo:font-variant="normal" fo:text-transform="none" fo:color="#222222" fo:font-size="13pt" fo:letter-spacing="normal" fo:font-style="normal" style:text-underline-style="none" fo:font-weight="normal" style:font-size-asian="13pt" style:font-weight-asian="normal" style:font-size-complex="13pt" style:font-weight-complex="normal"/>
    </style:style>
    <style:style style:name="T30" style:family="text">
      <style:text-properties fo:font-variant="normal" fo:text-transform="none" fo:color="#222222" fo:font-size="13pt" fo:letter-spacing="normal" fo:font-style="normal" style:text-underline-style="none" fo:font-weight="normal" officeooo:rsid="000d65ce" style:font-size-asian="13pt" style:font-weight-asian="normal" style:font-size-complex="13pt" style:font-weight-complex="normal"/>
    </style:style>
    <style:style style:name="T31" style:family="text">
      <style:text-properties fo:font-variant="normal" fo:text-transform="none" fo:color="#222222" fo:font-size="13pt" fo:letter-spacing="normal" fo:font-style="normal" style:text-underline-style="none" fo:font-weight="normal" officeooo:rsid="000daae8" style:font-size-asian="13pt" style:font-weight-asian="normal" style:font-size-complex="13pt" style:font-weight-complex="normal"/>
    </style:style>
    <style:style style:name="T32" style:family="text">
      <style:text-properties fo:font-variant="normal" fo:text-transform="none" fo:color="#222222" fo:font-size="13pt" fo:letter-spacing="normal" fo:font-style="normal" style:text-underline-style="none" fo:font-weight="normal" officeooo:rsid="00142c33" style:font-size-asian="13pt" style:font-weight-asian="normal" style:font-size-complex="13pt" style:font-weight-complex="normal"/>
    </style:style>
    <style:style style:name="T33" style:family="text">
      <style:text-properties fo:font-variant="normal" fo:text-transform="none" fo:color="#222222" fo:font-size="13pt" fo:letter-spacing="normal" fo:font-style="normal" fo:font-weight="normal" style:font-size-asian="13pt" style:font-weight-asian="normal" style:font-size-complex="13pt" style:font-weight-complex="normal"/>
    </style:style>
    <style:style style:name="T34" style:family="text">
      <style:text-properties fo:font-variant="normal" fo:text-transform="none" fo:color="#222222" fo:font-size="13pt" fo:letter-spacing="normal" fo:font-style="normal" fo:font-weight="normal" officeooo:rsid="000d65ce" style:font-size-asian="13pt" style:font-weight-asian="normal" style:font-size-complex="13pt" style:font-weight-complex="normal"/>
    </style:style>
    <style:style style:name="T35" style:family="text">
      <style:text-properties fo:font-variant="normal" fo:text-transform="none" fo:color="#222222" fo:font-size="13pt" fo:letter-spacing="normal" fo:font-style="normal" fo:font-weight="normal" officeooo:rsid="0013bcf0" style:font-size-asian="13pt" style:font-weight-asian="normal" style:font-size-complex="13pt" style:font-weight-complex="normal"/>
    </style:style>
    <style:style style:name="T36" style:family="text">
      <style:text-properties fo:font-variant="normal" fo:text-transform="none" fo:color="#222222" fo:font-size="13pt" fo:letter-spacing="normal" fo:font-style="normal" fo:font-weight="normal" officeooo:rsid="000daae8" style:font-size-asian="13pt" style:font-weight-asian="normal" style:font-size-complex="13pt" style:font-weight-complex="normal"/>
    </style:style>
    <style:style style:name="T37" style:family="text">
      <style:text-properties fo:font-variant="normal" fo:text-transform="none" fo:font-size="12pt" fo:letter-spacing="normal" fo:font-style="normal" fo:font-weight="normal" style:font-weight-asian="normal" style:font-weight-complex="normal"/>
    </style:style>
    <style:style style:name="T38" style:family="text">
      <style:text-properties fo:font-variant="normal" fo:text-transform="none" fo:font-size="12pt" fo:letter-spacing="normal" fo:font-style="normal" fo:font-weight="normal" officeooo:rsid="000f752c" style:font-weight-asian="normal" style:font-weight-complex="normal"/>
    </style:style>
    <style:style style:name="T39" style:family="text">
      <style:text-properties fo:font-variant="normal" fo:text-transform="none" fo:letter-spacing="normal" fo:font-style="normal"/>
    </style:style>
    <style:style style:name="T40" style:family="text">
      <style:text-properties fo:font-variant="normal" fo:text-transform="none" fo:letter-spacing="normal" fo:font-style="normal" officeooo:rsid="0010df62"/>
    </style:style>
    <style:style style:name="T41" style:family="text">
      <style:text-properties fo:font-variant="normal" fo:text-transform="none" fo:font-size="13pt" fo:letter-spacing="normal" fo:font-style="normal" style:text-underline-style="none" fo:font-weight="normal" style:font-size-asian="13pt" style:font-weight-asian="normal" style:font-size-complex="13pt" style:font-weight-complex="normal"/>
    </style:style>
    <style:style style:name="T42" style:family="text">
      <style:text-properties fo:font-variant="normal" fo:text-transform="none" fo:font-size="13pt" fo:letter-spacing="normal" fo:font-style="normal" style:text-underline-style="none" fo:font-weight="normal" officeooo:rsid="000be9ff" style:font-size-asian="13pt" style:font-weight-asian="normal" style:font-size-complex="13pt" style:font-weight-complex="normal"/>
    </style:style>
    <style:style style:name="T43" style:family="text">
      <style:text-properties fo:font-variant="normal" fo:text-transform="none" fo:font-size="13pt" fo:letter-spacing="normal" fo:font-style="normal" style:text-underline-style="none" fo:font-weight="normal" officeooo:rsid="000daae8" style:font-size-asian="13pt" style:font-weight-asian="normal" style:font-size-complex="13pt" style:font-weight-complex="normal"/>
    </style:style>
    <style:style style:name="T44" style:family="text">
      <style:text-properties fo:font-variant="normal" fo:text-transform="none" fo:font-size="13pt" fo:letter-spacing="normal" fo:font-style="normal" style:text-underline-style="none" fo:font-weight="normal" officeooo:rsid="000d65ce" style:font-size-asian="13pt" style:font-weight-asian="normal" style:font-size-complex="13pt" style:font-weight-complex="normal"/>
    </style:style>
    <style:style style:name="T45" style:family="text">
      <style:text-properties fo:font-variant="normal" fo:text-transform="none" fo:font-size="13pt" fo:letter-spacing="normal" fo:font-style="normal" style:text-underline-style="none" fo:font-weight="normal" officeooo:rsid="000ed02e" style:font-size-asian="13pt" style:font-weight-asian="normal" style:font-size-complex="13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0a5d49" style:font-weight-asian="normal" style:font-weight-complex="normal"/>
    </style:style>
    <style:style style:name="T48" style:family="text">
      <style:text-properties fo:font-weight="normal" officeooo:rsid="000be9ff" style:font-weight-asian="normal" style:font-weight-complex="normal"/>
    </style:style>
    <style:style style:name="T49" style:family="text">
      <style:text-properties fo:font-weight="normal" officeooo:rsid="000d65ce" style:font-weight-asian="normal" style:font-weight-complex="normal"/>
    </style:style>
    <style:style style:name="T50" style:family="text">
      <style:text-properties fo:font-weight="normal" officeooo:rsid="000ea2dd" style:font-weight-asian="normal" style:font-weight-complex="normal"/>
    </style:style>
    <style:style style:name="T51" style:family="text">
      <style:text-properties fo:font-weight="normal" officeooo:rsid="000ed02e" style:font-weight-asian="normal" style:font-weight-complex="normal"/>
    </style:style>
    <style:style style:name="T52" style:family="text">
      <style:text-properties fo:font-weight="normal" officeooo:rsid="0010df62" style:font-weight-asian="normal" style:font-weight-complex="normal"/>
    </style:style>
    <style:style style:name="T53" style:family="text">
      <style:text-properties fo:font-weight="normal" officeooo:rsid="00142c33" style:font-weight-asian="normal" style:font-weight-complex="normal"/>
    </style:style>
    <style:style style:name="T54" style:family="text">
      <style:text-properties style:text-underline-style="none" fo:font-weight="normal" officeooo:rsid="000ed02e" style:font-size-asian="13pt" style:font-weight-asian="normal" style:font-size-complex="13pt" style:font-weight-complex="normal"/>
    </style:style>
    <style:style style:name="T55" style:family="text">
      <style:text-properties fo:font-style="normal"/>
    </style:style>
    <style:style style:name="T56" style:family="text">
      <style:text-properties fo:font-size="12pt" fo:font-style="normal"/>
    </style:style>
    <style:style style:name="T57" style:family="text">
      <style:text-properties officeooo:rsid="000be9ff"/>
    </style:style>
    <style:style style:name="T58" style:family="text">
      <style:text-properties officeooo:rsid="000d65ce"/>
    </style:style>
    <style:style style:name="T59" style:family="text">
      <style:text-properties fo:font-size="13pt" style:font-size-asian="13pt" style:font-size-complex="13pt"/>
    </style:style>
    <style:style style:name="T60" style:family="text">
      <style:text-properties fo:font-size="13pt" officeooo:rsid="000d65ce" style:font-size-asian="13pt" style:font-size-complex="13pt"/>
    </style:style>
    <style:style style:name="T61" style:family="text">
      <style:text-properties fo:font-size="13pt" officeooo:rsid="000daae8" style:font-size-asian="13pt" style:font-size-complex="13pt"/>
    </style:style>
    <style:style style:name="T62" style:family="text">
      <style:text-properties fo:font-size="13pt" officeooo:rsid="0013bcf0" style:font-size-asian="13pt" style:font-size-complex="13pt"/>
    </style:style>
    <style:style style:name="T63" style:family="text">
      <style:text-properties fo:font-size="13pt" style:text-underline-style="none" fo:font-weight="normal" officeooo:rsid="000f752c" style:font-size-asian="13pt" style:font-weight-asian="normal" style:font-size-complex="13pt" style:font-weight-complex="normal"/>
    </style:style>
    <style:style style:name="T64" style:family="text">
      <style:text-properties officeooo:rsid="0010df6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Media types:</text:span></text:p>
      <text:p text:style-name="P3"><text:span text:style-name="T1"/></text:p>
      <text:list xml:id="list4070609128636958408" text:style-name="L1">
        <text:list-item>
          <text:list>
            <text:list-item>
              <text:list>
                <text:list-item>
                  <text:h text:style-name="P53" text:outline-level="3"><text:span text:style-name="T1">Type application</text:span></text:h>
                </text:list-item>
                <text:list-item>
                  <text:h text:style-name="P53" text:outline-level="3"><text:span text:style-name="T1">Type audio</text:span></text:h>
                </text:list-item>
                <text:list-item>
                  <text:h text:style-name="P53" text:outline-level="3"><text:span text:style-name="T1">Type image</text:span></text:h>
                </text:list-item>
                <text:list-item>
                  <text:h text:style-name="P53" text:outline-level="3"><text:span text:style-name="T1">Type message</text:span></text:h>
                </text:list-item>
                <text:list-item>
                  <text:h text:style-name="P53" text:outline-level="3"><text:span text:style-name="T1">Type model</text:span></text:h>
                </text:list-item>
                <text:list-item>
                  <text:h text:style-name="P53" text:outline-level="3"><text:span text:style-name="T1">Type multipart</text:span></text:h>
                </text:list-item>
                <text:list-item>
                  <text:h text:style-name="P53" text:outline-level="3"><text:span text:style-name="T1">Type text</text:span></text:h>
                </text:list-item>
                <text:list-item>
                  <text:h text:style-name="P53" text:outline-level="3"><text:span text:style-name="T1">Type video</text:span></text:h>
                </text:list-item>
              </text:list>
            </text:list-item>
          </text:list>
        </text:list-item>
      </text:list>
      <text:p text:style-name="P50"><text:span text:style-name="T9"/></text:p>
      <text:p text:style-name="P43">Media Elements:</text:p>
      <text:p text:style-name="P43"/>
      <text:p text:style-name="P46">1.&lt;Audio&gt;</text:p>
      <text:p text:style-name="P47">The &lt;audio&gt; tag defines sound, such as music or other audio streams.</text:p>
      <text:p text:style-name="P44"/>
      <text:p text:style-name="P44">2.&lt;embed&gt;</text:p>
      <text:p text:style-name="P47">The &lt;embed&gt; tag defines a container for an external application or interactive content (a plug-in).</text:p>
      <text:p text:style-name="P44"/>
      <text:p text:style-name="P44">3.&lt;source&gt;</text:p>
      <text:p text:style-name="P47">The &lt;source&gt; tag is used to specify multiple media resources for media elements, such as &lt;video&gt;, &lt;audio&gt;, and &lt;picture&gt;.</text:p>
      <text:p text:style-name="P52">The &lt;source&gt; tag allows you to specify alternative video/audio/image files which the browser may choose from, based on its media type, codec support or media query.</text:p>
      <text:p text:style-name="P48"><text:line-break/></text:p>
      <text:p text:style-name="P44"/>
      <text:p text:style-name="P44"/>
      <text:p text:style-name="P44"><text:soft-page-break/></text:p>
      <text:p text:style-name="P44"/>
      <text:p text:style-name="P44">4.&lt;track&gt;</text:p>
      <text:p text:style-name="P44"/>
      <text:p text:style-name="P47">The &lt;track&gt; tag specifies text tracks for media elements (&lt;audio&gt; and &lt;video&gt;).</text:p>
      <text:p text:style-name="P52">This element is used to specify subtitles, caption files or other files containing text, that should be visible when the media is playing.</text:p>
      <text:p text:style-name="P48"><text:line-break/></text:p>
      <text:p text:style-name="P44">5.&lt;video&gt;</text:p>
      <text:p text:style-name="P47">The &lt;video&gt; tag specifies video, such as a movie clip or other video streams.</text:p>
      <text:p text:style-name="P52">Currently, there are 3 supported video formats for the &lt;video&gt; element: MP4, WebM, and Ogg:</text:p>
      <text:p text:style-name="P45"/>
      <text:p text:style-name="P45">Speech API:</text:p>
      <text:p text:style-name="P51"><text:span text:style-name="T11">The </text:span><text:span text:style-name="T10">Web Speech API</text:span><text:span text:style-name="T11">, introduced at the end of 2012, allows web developers to provide speech input and text-to-speech output features in a web browser. Typically, these features aren’t available when using standard speech recognition or screen reader software. This API takes care of the privacy of the users. Before allowing the website to access the voice via microphone, the user must explicitly grant permission. Interestingly, the permission request is the same as </text:span><text:span text:style-name="T10">the getUserMedia API</text:span><text:span text:style-name="T11">, although it doesn’t need the webcam. If the page that runs this API uses the HTTPS protocol, the browser asks for the permission only once, otherwise it does every time a new process starts.</text:span></text:p>
      <text:p text:style-name="P49"><text:span text:style-name="T17"/></text:p>
      <text:p text:style-name="P49"><text:span text:style-name="T17"/></text:p>
      <text:p text:style-name="P49"><text:span text:style-name="T17"/></text:p>
      <text:p text:style-name="P49"><text:span text:style-name="T17"/></text:p>
      <text:p text:style-name="P49"><text:span text:style-name="T17"/></text:p>
      <text:p text:style-name="P49"><text:span text:style-name="T17"/></text:p>
      <text:p text:style-name="P49"><text:soft-page-break/><text:span text:style-name="T17"/></text:p>
      <text:p text:style-name="P49"><text:span text:style-name="T17"/></text:p>
      <text:p text:style-name="P49"><text:span text:style-name="T17">1. Check the file formats of Audio/Video and list which browsers support each of those.</text:span><text:span text:style-name="T8"><text:line-break/></text:span></text:p>
      <text:p text:style-name="P42">Audio</text:p>
      <text:list xml:id="list152324691272871" text:continue-numbering="true" text:style-name="L1">
        <text:list-header>
          <text:p text:style-name="P1"><text:span text:style-name="T5">1.mp3-</text:span><text:span text:style-name="T47">supported by all browsers</text:span></text:p>
          <text:p text:style-name="P1"><text:span text:style-name="T5">2.wav-</text:span><text:span text:style-name="T47">Internet explorer not supported.remaining all are supported</text:span></text:p>
          <text:p text:style-name="P1"><text:span text:style-name="T5">3.ogg-</text:span><text:span text:style-name="T47">Internet Explorer and safari not supported.</text:span><text:span text:style-name="T4"> </text:span></text:p>
        </text:list-header>
      </text:list>
      <text:p text:style-name="P2"><text:span text:style-name="T4"/></text:p>
      <text:p text:style-name="P2"><text:span text:style-name="T4"/></text:p>
      <text:p text:style-name="P4"><text:span text:style-name="T4">V</text:span><text:span text:style-name="T3">ideo</text:span></text:p>
      <text:p text:style-name="P4"><text:span text:style-name="T3"/></text:p>
      <text:p text:style-name="P4"><text:span text:style-name="T3"><text:tab/></text:span><text:span text:style-name="T6">1.mp4-</text:span><text:span text:style-name="T48">supported by all browsers.</text:span></text:p>
      <text:p text:style-name="P4"><text:span text:style-name="T6"><text:tab/>2.webM-</text:span><text:span text:style-name="T48">internet Explorer and safari not supported.remaing all are <text:tab/><text:tab/><text:tab/>supported.</text:span></text:p>
      <text:p text:style-name="P5"><text:span text:style-name="T6"><text:tab/>3.ogg-</text:span><text:span text:style-name="T48">internet Explorer and safari not supported.remaing all are <text:tab/><text:tab/><text:tab/>supported.</text:span></text:p>
      <text:p text:style-name="P5"><text:span text:style-name="T48"/></text:p>
      <text:p text:style-name="P5"><text:span text:style-name="T48"/></text:p>
      <text:p text:style-name="P25"><text:span text:style-name="T57">2.&lt;video&gt; element</text:span></text:p>
      <text:p text:style-name="P38"><text:span text:style-name="T56">Attributes include:</text:span></text:p>
      <text:p text:style-name="P38"><text:span text:style-name="T56"/></text:p>
      <text:p text:style-name="P40"><text:span text:style-name="T56">1.Src:</text:span></text:p>
      <text:p text:style-name="P39"><text:span text:style-name="T56"/></text:p>
      <text:p text:style-name="P29"><text:span text:style-name="T58"><text:tab/>&lt;</text:span>video<text:span text:style-name="T58">&gt;</text:span></text:p>
      <text:p text:style-name="P29"><text:tab/><text:tab/></text:p>
      <text:p text:style-name="P29"><text:span text:style-name="T64"><text:tab/>&lt;source src="movie.ogg" type=”video/ogg”&gt;</text:span></text:p>
      <text:p text:style-name="P29"/>
      <text:p text:style-name="P29"><text:tab/>&lt;/video&gt;</text:p>
      <text:p text:style-name="P30"/>
      <text:p text:style-name="P33">2. Controls:</text:p>
      <text:p text:style-name="P34"><text:tab/></text:p>
      <text:p text:style-name="P35"><text:tab/><text:tab/><text:span text:style-name="T60">&lt;</text:span><text:span text:style-name="T59">video </text:span><text:span text:style-name="T61">controls</text:span><text:span text:style-name="T60">&gt;</text:span></text:p>
      <text:p text:style-name="P29"><text:span text:style-name="T64"><text:tab/><text:tab/>&lt;source src="movie.ogg" type=”video/ogg”&gt;</text:span></text:p>
      <text:p text:style-name="P35"><text:span text:style-name="T60"><text:tab/><text:tab/></text:span><text:span text:style-name="T59">&lt;/video&gt;</text:span></text:p>
      <text:p text:style-name="P27"><text:line-break/></text:p>
      <text:p text:style-name="P6"><text:span text:style-name="T48">3.</text:span><text:span text:style-name="T46">autoplay:</text:span></text:p>
      <text:p text:style-name="P6"><text:span text:style-name="T46"/></text:p>
      <text:p text:style-name="P8"><text:span text:style-name="T46"><text:tab/><text:tab/></text:span><text:span text:style-name="T49">&lt;</text:span><text:span text:style-name="T46">video autoplay</text:span><text:span text:style-name="T49">&gt;</text:span></text:p>
      <text:p text:style-name="P8"><text:span text:style-name="T49"/></text:p>
      <text:p text:style-name="P8"><text:span text:style-name="T49"><text:tab/><text:tab/></text:span><text:span text:style-name="T52">&lt;source src="movie.ogg" type=”video/ogg”&gt; </text:span></text:p>
      <text:p text:style-name="P8"><text:span text:style-name="T49"><text:tab/><text:tab/></text:span></text:p>
      <text:p text:style-name="P8"><text:span text:style-name="T49"><text:tab/><text:tab/></text:span><text:span text:style-name="T46">&lt;/video&gt;</text:span></text:p>
      <text:p text:style-name="P6"><text:soft-page-break/><text:span text:style-name="T46"/></text:p>
      <text:p text:style-name="P6"><text:span text:style-name="T46"/></text:p>
      <text:p text:style-name="P6"><text:span text:style-name="T46"/></text:p>
      <text:p text:style-name="P6"><text:span text:style-name="T46"/></text:p>
      <text:p text:style-name="P6"><text:span text:style-name="T46">4.</text:span><text:span text:style-name="T50">loop:</text:span></text:p>
      <text:p text:style-name="P6"><text:span text:style-name="T50"/></text:p>
      <text:p text:style-name="P8"><text:span text:style-name="T50"><text:tab/><text:tab/></text:span><text:span text:style-name="T49">&lt;</text:span><text:span text:style-name="T46">video </text:span><text:span text:style-name="T51">controls loop</text:span><text:span text:style-name="T49">&gt;</text:span></text:p>
      <text:p text:style-name="P8"><text:span text:style-name="T52"><text:tab/><text:tab/>&lt;source src="movie.ogg" type=”video/ogg”&gt;</text:span></text:p>
      <text:p text:style-name="P8"><text:span text:style-name="T49"/></text:p>
      <text:p text:style-name="P8"><text:span text:style-name="T49"><text:tab/><text:tab/></text:span><text:span text:style-name="T46">&lt;/video&gt;</text:span></text:p>
      <text:p text:style-name="P7"><text:span text:style-name="T46"/></text:p>
      <text:p text:style-name="P10"><text:span text:style-name="T46">5.poster:</text:span></text:p>
      <text:p text:style-name="P10"><text:span text:style-name="T46"/></text:p>
      <text:p text:style-name="P14"><text:span text:style-name="T54"><text:tab/><text:tab/>&lt;video poster=”</text:span><text:span text:style-name="T37">images/w3html5.gif</text:span><text:span text:style-name="T54">” controls&gt;</text:span></text:p>
      <text:p text:style-name="P10"><text:span text:style-name="T46"/></text:p>
      <text:p text:style-name="P10"><text:span text:style-name="T46"><text:tab/><text:tab/><text:tab/>&lt;source src=”movie.mp4” type=”video/mp4”&gt;</text:span></text:p>
      <text:p text:style-name="P10"><text:span text:style-name="T46"><text:tab/><text:tab/></text:span></text:p>
      <text:p text:style-name="P10"><text:span text:style-name="T46"><text:tab/><text:tab/>&lt;/video&gt;</text:span></text:p>
      <text:p text:style-name="P10"><text:span text:style-name="T46"/></text:p>
      <text:p text:style-name="P10"><text:span text:style-name="T46"/></text:p>
      <text:p text:style-name="P10"><text:span text:style-name="T46"/></text:p>
      <text:p text:style-name="P11"><text:span text:style-name="T46">6.Preload</text:span></text:p>
      <text:p text:style-name="P11"><text:span text:style-name="T46"><text:tab/>-none</text:span></text:p>
      <text:p text:style-name="P11"><text:span text:style-name="T46"><text:tab/>-auto</text:span></text:p>
      <text:p text:style-name="P11"><text:span text:style-name="T46"><text:tab/>-metadata</text:span></text:p>
      <text:p text:style-name="P11"><text:span text:style-name="T46"/></text:p>
      <text:p text:style-name="P11"/>
      <text:p text:style-name="P23"><text:span text:style-name="T63"><text:tab/><text:tab/></text:span><text:span text:style-name="T37">&lt;video controls preload="none"&gt;</text:span><text:span text:style-name="T46"><text:line-break/><text:tab/><text:tab/><text:tab/></text:span><text:span text:style-name="T37">&lt;source src="movie.mp4" type="video/mp4"&gt;</text:span><text:span text:style-name="T46"><text:line-break/><text:tab/><text:tab/><text:tab/></text:span><text:span text:style-name="T37">&lt;source src="movie.ogg" type="video/ogg"&gt;</text:span><text:span text:style-name="T46"><text:line-break/><text:tab/><text:tab/><text:tab/></text:span><text:span text:style-name="T37">Your browser does not support the video tag.</text:span><text:span text:style-name="T46"><text:line-break/><text:tab/><text:tab/></text:span><text:span text:style-name="T37">&lt;/video&gt;</text:span></text:p>
      <text:p text:style-name="P23"><text:span text:style-name="T37"/></text:p>
      <text:p text:style-name="P23"><text:span text:style-name="T37"/></text:p>
      <text:p text:style-name="P23"><text:span text:style-name="T37"/></text:p>
      <text:p text:style-name="P23"><text:span text:style-name="T37"><text:tab/><text:tab/>&lt;video controls preload="</text:span><text:span text:style-name="T38">auto</text:span><text:span text:style-name="T37">"&gt;<text:line-break/><text:tab/><text:tab/><text:tab/>&lt;source src="movie.mp4" type="video/mp4"&gt;<text:line-break/><text:tab/><text:tab/><text:tab/>&lt;source src="movie.ogg" type="video/ogg"&gt;<text:line-break/><text:tab/><text:tab/><text:tab/>Your browser does not support the video tag.<text:line-break/><text:tab/><text:tab/>&lt;/video&gt;</text:span></text:p>
      <text:p text:style-name="P23"><text:span text:style-name="T37"/></text:p>
      <text:p text:style-name="P23"><text:span text:style-name="T37"><text:tab/><text:tab/></text:span></text:p>
      <text:p text:style-name="P23"><text:span text:style-name="T37"><text:tab/><text:tab/>&lt;video controls preload="</text:span><text:span text:style-name="T38">metadata</text:span><text:span text:style-name="T37">"&gt;<text:line-break/><text:tab/><text:tab/><text:tab/>&lt;source src="movie.mp4" type="video/mp4"&gt;<text:line-break/><text:tab/><text:tab/><text:tab/>&lt;source src="movie.ogg" type="video/ogg"&gt;<text:line-break/><text:tab/><text:tab/><text:tab/>Your browser does not support the video tag.<text:line-break/><text:tab/><text:tab/>&lt;/video&gt;</text:span></text:p>
      <text:p text:style-name="P23"><text:span text:style-name="T37"/></text:p>
      <text:p text:style-name="P23"><text:span text:style-name="T37"/></text:p>
      <text:p text:style-name="P23"><text:soft-page-break/><text:span text:style-name="T37"/></text:p>
      <text:p text:style-name="P23"><text:span text:style-name="T37"/></text:p>
      <text:p text:style-name="P26"/>
      <text:p text:style-name="P26"/>
      <text:p text:style-name="P26"/>
      <text:p text:style-name="P26">2. &lt;audio&gt; element</text:p>
      <text:p text:style-name="P41"><text:span text:style-name="T55"><text:s text:c="6"/>Attributes include:</text:span></text:p>
      <text:p text:style-name="P24"><text:span text:style-name="T39"/></text:p>
      <text:p text:style-name="P21"><text:span text:style-name="T40">1.</text:span><text:span text:style-name="T16">src (takes a url):</text:span></text:p>
      <text:p text:style-name="P16"><text:span text:style-name="T16"/></text:p>
      <text:p text:style-name="P16"><text:span text:style-name="T16"><text:tab/></text:span></text:p>
      <text:p text:style-name="P29"><text:span text:style-name="T58"><text:tab/>&lt;audio&gt;</text:span></text:p>
      <text:p text:style-name="P29"><text:tab/><text:tab/></text:p>
      <text:p text:style-name="P29"><text:span text:style-name="T64"><text:tab/>&lt;source src=”song.ogg" type=”audio/ogg”&gt;</text:span></text:p>
      <text:p text:style-name="P29"/>
      <text:p text:style-name="P15"><text:span text:style-name="T16"><text:tab/></text:span><text:span text:style-name="T18">&lt;/</text:span><text:span text:style-name="T19">audio</text:span><text:span text:style-name="T18">&gt;</text:span></text:p>
      <text:p text:style-name="P16"><text:span text:style-name="T16"/></text:p>
      <text:p text:style-name="P22"><text:span text:style-name="T20">2.</text:span><text:span text:style-name="T21">controls:</text:span></text:p>
      <text:p text:style-name="P17"><text:span text:style-name="T22"/></text:p>
      <text:p text:style-name="P17"><text:span text:style-name="T22"><text:tab/><text:tab/></text:span><text:span text:style-name="T34">&lt;</text:span><text:span text:style-name="T35">audio</text:span><text:span text:style-name="T33"> </text:span><text:span text:style-name="T36">controls</text:span><text:span text:style-name="T34">&gt;</text:span></text:p>
      <text:p text:style-name="P31"><text:span text:style-name="T64"><text:tab/><text:tab/>&lt;source src="horse.ogg" type=”audio/ogg”&gt;</text:span></text:p>
      <text:p text:style-name="P36"><text:span text:style-name="T60"><text:tab/><text:tab/></text:span><text:span text:style-name="T59">&lt;/</text:span><text:span text:style-name="T62">audi</text:span><text:span text:style-name="T59">o&gt;</text:span></text:p>
      <text:p text:style-name="P17"><text:span text:style-name="T22"/></text:p>
      <text:p text:style-name="P18"><text:span text:style-name="T42"/></text:p>
      <text:p text:style-name="P18"><text:span text:style-name="T42">3.</text:span><text:span text:style-name="T43">autoplay:</text:span></text:p>
      <text:p text:style-name="P18"><text:span text:style-name="T43"/></text:p>
      <text:p text:style-name="P19"><text:span text:style-name="T43"><text:tab/><text:tab/></text:span><text:span text:style-name="T30">&lt;</text:span><text:span text:style-name="T29">audio</text:span><text:span text:style-name="T31"> <text:s/></text:span><text:span text:style-name="T32">autoplay </text:span><text:span text:style-name="T31">controls</text:span><text:span text:style-name="T30">&gt;</text:span></text:p>
      <text:p text:style-name="P32"><text:span text:style-name="T64"><text:tab/><text:tab/>&lt;source src="horse.ogg" type=”audio/ogg”&gt;</text:span></text:p>
      <text:p text:style-name="P37"><text:span text:style-name="T60"><text:tab/><text:tab/></text:span><text:span text:style-name="T59">&lt;/</text:span><text:span text:style-name="T62">audi</text:span><text:span text:style-name="T59">o&gt;</text:span></text:p>
      <text:p text:style-name="P19"><text:span text:style-name="T24"/></text:p>
      <text:p text:style-name="P20"><text:span text:style-name="T24">4.</text:span><text:span text:style-name="T23">loop:</text:span></text:p>
      <text:p text:style-name="P20"><text:span text:style-name="T23"/></text:p>
      <text:p text:style-name="P20"><text:span text:style-name="T23"><text:tab/><text:tab/></text:span><text:span text:style-name="T44">&lt;</text:span><text:span text:style-name="T41">audi</text:span><text:span text:style-name="T43">o </text:span><text:span text:style-name="T45">controls loop</text:span><text:span text:style-name="T44">&gt;</text:span></text:p>
      <text:p text:style-name="P9"><text:span text:style-name="T52"><text:tab/><text:tab/>&lt;source src=”</text:span><text:span text:style-name="T53">hors</text:span><text:span text:style-name="T52">e.ogg" type=”</text:span><text:span text:style-name="T53">audi</text:span><text:span text:style-name="T52">o/ogg”&gt;</text:span></text:p>
      <text:p text:style-name="P9"><text:span text:style-name="T49"/></text:p>
      <text:p text:style-name="P12"><text:span text:style-name="T27"><text:tab/><text:tab/></text:span><text:span text:style-name="T26">&lt;/</text:span><text:span text:style-name="T28">audi</text:span><text:span text:style-name="T26">o&gt;</text:span></text:p>
      <text:p text:style-name="P12"><text:span text:style-name="T26"/></text:p>
      <text:p text:style-name="P13"><text:span text:style-name="T26">5.preload</text:span></text:p>
      <text:p text:style-name="P13"><text:span text:style-name="T26"/></text:p>
      <text:p text:style-name="P37"><text:span text:style-name="T25"><text:tab/></text:span><text:span text:style-name="T12"><text:tab/></text:span><text:span text:style-name="T13">&lt;audio controls preload="none"&gt;<text:line-break/><text:tab/><text:tab/><text:tab/>&lt;source src="horse.ogg" type="audio/ogg"&gt;<text:line-break/><text:tab/><text:tab/><text:tab/>&lt;source src="horse.mp3" type="audio/mpeg"&gt;<text:line-break/><text:tab/><text:tab/><text:tab/>Your browser does not support the audio element.<text:line-break/><text:tab/><text:tab/>&lt;/audio&gt;</text:span></text:p>
      <text:p text:style-name="P37"><text:span text:style-name="T13"/></text:p>
      <text:p text:style-name="P37"><text:span text:style-name="T13"><text:tab/><text:tab/>&lt;audio controls preload="</text:span><text:span text:style-name="T14">auto</text:span><text:span text:style-name="T13">"&gt;<text:line-break/><text:tab/><text:tab/><text:tab/>&lt;source src="horse.ogg" type="audio/ogg"&gt;<text:line-break/><text:tab/><text:tab/><text:tab/>&lt;source src="horse.mp3" type="audio/mpeg"&gt;<text:line-break/></text:span><text:soft-page-break/><text:span text:style-name="T13"><text:tab/><text:tab/><text:tab/>Your browser does not support the audio element.<text:line-break/><text:tab/><text:tab/>&lt;/audio&gt;</text:span></text:p>
      <text:p text:style-name="P37"><text:span text:style-name="T13"><text:tab/></text:span></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tab/><text:tab/>&lt;audio controls preload="</text:span><text:span text:style-name="T14">metadata</text:span><text:span text:style-name="T13">"&gt;<text:line-break/><text:tab/><text:tab/><text:tab/>&lt;source src="horse.ogg" type="audio/ogg"&gt;<text:line-break/><text:tab/><text:tab/><text:tab/>&lt;source src="horse.mp3" type="audio/mpeg"&gt;<text:line-break/><text:tab/><text:tab/><text:tab/>Your browser does not support the audio element.<text:line-break/><text:tab/><text:tab/>&lt;/audi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Helvetica, sans-serif"/>
    <style:font-face style:name="Consolas" svg:font-family="Consolas, 'courier new'"/>
    <style:font-face style:name="Oswald" svg:font-family="Oswald, sans-serif"/>
    <style:font-face style:name="Roboto" svg:font-family="Roboto, 'Helvetica Neue', Helvetica, Helvetica, Arial, sans-serif"/>
    <style:font-face style:name="Verdana" svg:font-family="Verdana, 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8:22:46.859498092</meta:creation-date>
    <dc:date>2018-08-22T15:23:22.662529445</dc:date>
    <meta:editing-duration>PT3H35M47S</meta:editing-duration>
    <meta:editing-cycles>4</meta:editing-cycles>
    <meta:generator>LibreOffice/5.1.6.2$Linux_X86_64 LibreOffice_project/10m0$Build-2</meta:generator>
    <meta:document-statistic meta:table-count="0" meta:image-count="0" meta:object-count="0" meta:page-count="6" meta:paragraph-count="96" meta:word-count="531" meta:character-count="4147" meta:non-whitespace-character-count="3547"/>
  </office:meta>
</office:document-meta>
</file>